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75086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1b8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ad426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267ca2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b7792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de710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f7be8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332400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f7be8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0601bc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2f7be8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308c2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fo:font-weight="bold" officeooo:rsid="0008a4b7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fo:font-size="11pt" fo:font-style="normal" style:text-underline-style="none" officeooo:rsid="002c8d98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fo:font-size="11pt" fo:font-style="normal" style:text-underline-style="none" officeooo:rsid="00316c29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fo:font-size="11pt" fo:font-style="normal" style:text-underline-style="none" officeooo:rsid="003303c5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3" style:family="text">
      <style:text-properties fo:font-variant="normal" fo:text-transform="none" fo:color="#000000" style:text-line-through-style="none" fo:font-size="11pt" fo:font-style="normal" style:text-underline-style="none" officeooo:rsid="0034ec9e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4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25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c8d98" style:text-blinking="false" fo:background-color="transparent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34ec9e" style:text-blinking="false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4"> Yuri Matheus Dias Pereira</text:span></text:p>
      <text:p text:style-name="P6"/>
      <text:p text:style-name="P11"><text:span text:style-name="T1">Escopo:</text:span><text:span text:style-name="T15"> </text:span><text:span text:style-name="Default_20_Paragraph_20_Font"><text:span text:style-name="T16">Correção do </text:span></text:span><text:span text:style-name="Default_20_Paragraph_20_Font"><text:span text:style-name="T17">plano de GCS para ficar de acordo com o template </text:span></text:span><text:span text:style-name="Default_20_Paragraph_20_Font"><text:span text:style-name="T18">fornecido pelo professor, além de correção da formatação e da localização da informação dos itens de configuração do projeto. Também serão adicionadas pastas para melhorar a organização de Manutenção.</text:span></text:span></text:p>
      <text:p text:style-name="P10"/>
      <text:p text:style-name="P2"><text:span text:style-name="T1">Tipo da Manutenção: </text:span><text:span text:style-name="T4">Corretiva.</text:span></text:p>
      <text:p text:style-name="P6"/>
      <text:p text:style-name="P1"><text:span text:style-name="T1">Criticidade:</text:span><text:span text:style-name="T13"> </text:span><text:span text:style-name="T14">Baixa, pois apenas temos que adequar o plano aos problemas relatados do template.</text:span></text:p>
      <text:p text:style-name="P7"/>
      <text:p text:style-name="P2"><text:span text:style-name="T1">Tempo Estimado:</text:span><text:span text:style-name="T2"> </text:span><text:span text:style-name="T11">1</text:span><text:span text:style-name="T9">h</text:span><text:span text:style-name="T8">.</text:span></text:p>
      <text:p text:style-name="P6"/>
      <text:p text:style-name="P2"><text:span text:style-name="T1">Custo estimado:</text:span><text:span text:style-name="T3"> </text:span><text:span text:style-name="T4">Apenas uma </text:span><text:span text:style-name="T5">pessoa, </text:span><text:span text:style-name="T8">o </text:span><text:span text:style-name="T9">Gerente de Configuração</text:span><text:span text:style-name="T8">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Default_20_Paragraph_20_Font"><text:span text:style-name="T19"><text:s/></text:span></text:span><text:span text:style-name="Default_20_Paragraph_20_Font"><text:span text:style-name="T20">É necessá</text:span></text:span><text:span text:style-name="Default_20_Paragraph_20_Font"><text:span text:style-name="T21">rio mudar a informação dos Itens de Configuração identificados no sistema, bem como retirar espaços desnecessários e fazer com o que </text:span></text:span><text:span text:style-name="Default_20_Paragraph_20_Font"><text:span text:style-name="T22">as letras e fontes do documento sejam os mesmos, </text:span></text:span><text:span text:style-name="Default_20_Paragraph_20_Font"><text:span text:style-name="T23">adicionar um índice, e mudar a hierarquia para ter as seguintes novas pastas dentro da Manutenção: Solicitações de Mudança, Análises de Impacto e Documentos de Falha e Anomalias, mudando os respectivos documentos para as pastas.</text:span></text:span></text:p>
      <text:p text:style-name="P9"><text:span text:style-name="T24">Arquivos modificados:</text:span><text:span text:style-name="T25"> </text:span><text:span text:style-name="Strong_20_Emphasis"><text:span text:style-name="T26">Plano de Gerência de Configuração, </text:span></text:span><text:span text:style-name="Strong_20_Emphasis"><text:span text:style-name="T27">hierarquia de pastas do sistema.</text:span></text:span></text:p>
      <text:p text:style-name="P2"><text:span text:style-name="T1">Impacto da opção: </text:span><text:span text:style-name="T12">Baixo</text:span><text:span text:style-name="T10">, </text:span><text:span text:style-name="T12">por ser apenas uma adequação e melhor organização do sistema.</text:span></text:p>
      <text:p text:style-name="P2"><text:span text:style-name="T1">Aceitação: </text:span><text:span text:style-name="T7">Aceita</text:span></text:p>
      <text:p text:style-name="P6"/>
      <text:p text:style-name="P2"><text:span text:style-name="T1">Recomendação do responsável:</text:span><text:span text:style-name="T3"> </text:span><text:span text:style-name="T7">A recomendação é para aceitar a modificação e a </text:span><text:span text:style-name="T7">implementar, </text:span><text:span text:style-name="T6">n</text:span><text:span text:style-name="T7">a Opção 1.</text:span></text:p>
      <text:p text:style-name="P6"/>
      <text:p text:style-name="P2"><text:span text:style-name="T1">Situação: </text:span><text:span text:style-name="T4">Aprovada</text:span></text:p>
      <text:p text:style-name="P6"/>
      <text:p text:style-name="P2"><text:span text:style-name="T1">Ata de Reunião:</text:span><text:span text:style-name="T3"> </text:span><text:span text:style-name="T4">Como a criticidade desta mudança é </text:span><text:span text:style-name="T11">baixa</text:span><text:span text:style-name="T4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17T13:58:08.23</dc:date>
    <meta:editing-duration>PT21M47S</meta:editing-duration>
    <meta:editing-cycles>18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229" meta:character-count="1492" meta:non-whitespace-character-count="1278"/>
  </office:meta>
</office:document-meta>
</file>